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8555in"/>
    </style:style>
    <style:style style:name="TableColumn8" style:family="table-column">
      <style:table-column-properties style:column-width="2.477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background-color="#FFF2CC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ableCell28" style:family="table-cell">
      <style:table-cell-properties fo:border="0.0069in solid #999999" fo:background-color="#FFF2CC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ableRow33" style:family="table-row">
      <style:table-row-properties/>
    </style:style>
    <style:style style:name="TableCell34" style:family="table-cell">
      <style:table-cell-properties fo:border="0.0069in solid #999999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fo:font-weight="bold" style:font-weight-asian="bold" style:font-weight-complex="bold" fo:language="en" fo:country="US"/>
    </style:style>
    <style:style style:name="T37" style:parent-style-name="DefaultParagraphFont" style:family="text">
      <style:text-properties fo:font-weight="bold" style:font-weight-asian="bold" style:font-weight-complex="bold" fo:language="en" fo:country="US"/>
    </style:style>
    <style:style style:name="T38" style:parent-style-name="DefaultParagraphFont" style:family="text">
      <style:text-properties fo:font-weight="bold" style:font-weight-asian="bold" style:font-weight-complex="bold" fo:language="en" fo:country="US"/>
    </style:style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ableCell41" style:family="table-cell">
      <style:table-cell-properties fo:border="0.0069in solid #999999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="0.0069in solid #999999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9" style:family="table-cell">
      <style:table-cell-properties fo:border="0.0069in solid #999999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  <style:style style:name="P57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in<text:s/></text:span><text:span text:style-name="T18">orders</text:span><text:span text:style-name="T19">]&gt;&gt;&lt;&lt;if [</text:span><text:span text:style-name="T20">Price</text:span><text:span text:style-name="T21"><text:s/>&gt;=<text:s/></text:span><text:span text:style-name="T22">400</text:span><text:span text:style-name="T23">]&gt;&gt;&lt;&lt;[</text:span><text:span text:style-name="T24">Customer.</text:span><text:span text:style-name="T25">Customer</text:span><text:span text:style-name="T26">Name</text:span><text:span text:style-name="T27">]&gt;&gt;</text:span></text:p>
                </table:table-cell>
                <table:table-cell table:style-name="TableCell28">
                  <text:p text:style-name="P29"><text:span text:style-name="T30">&lt;&lt;[</text:span><text:span text:style-name="T31">Price</text:span><text:span text:style-name="T32">]&gt;&gt;</text:span></text:p>
                </table:table-cell>
              </table:table-row>
              <table:table-row table:style-name="TableRow33">
                <table:table-cell table:style-name="TableCell34">
                  <text:p text:style-name="P35"><text:span text:style-name="T36">&lt;&lt;else&gt;&gt;&lt;&lt;[</text:span><text:span text:style-name="T37">Customer.</text:span><text:span text:style-name="T38">Customer</text:span><text:span text:style-name="T39">Name</text:span><text:span text:style-name="T40">]&gt;&gt;</text:span></text:p>
                </table:table-cell>
                <table:table-cell table:style-name="TableCell41">
                  <text:p text:style-name="P42"><text:span text:style-name="T43">&lt;&lt;[</text:span><text:span text:style-name="T44">Price</text:span><text:span text:style-name="T45">]&gt;&gt;&lt;&lt;/if&gt;&gt;&lt;&lt;/foreach&gt;&gt;</text:span></text:p>
                </table:table-cell>
              </table:table-row>
              <table:table-row table:style-name="TableRow46">
                <table:table-cell table:style-name="TableCell47">
                  <text:p text:style-name="P48">Total:</text:p>
                </table:table-cell>
                <table:table-cell table:style-name="TableCell49">
                  <text:p text:style-name="P50"><text:span text:style-name="T51">&lt;&lt;[</text:span><text:span text:style-name="T52">Sum</text:span><text:span text:style-name="T53">(c =&gt; c.</text:span><text:span text:style-name="T54">Price</text:span><text:span text:style-name="T55">)]&gt;&gt;</text:span></text:p>
                </table:table-cell>
              </table:table-row>
            </table:table>
            <text:p text:style-name="P56"/>
            <text:p text:style-name="P5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1:00Z</meta:creation-date>
    <dc:date>2015-12-14T07:01:00Z</dc:date>
    <meta:template xlink:href="Normal" xlink:type="simple"/>
    <meta:editing-cycles>2</meta:editing-cycles>
    <meta:editing-duration>PT0S</meta:editing-duration>
    <meta:document-statistic meta:page-count="1" meta:paragraph-count="1" meta:word-count="31" meta:character-count="211" meta:row-count="1" meta:non-whitespace-character-count="181"/>
  </office:meta>
</office:document-meta>
</file>